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EB79E9C260D951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12.429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7243a"/>
      <style:paragraph-properties fo:text-align="center" style:writing-mode="lr-tb"/>
    </style:style>
    <style:style style:name="P5" style:family="paragraph">
      <loext:graphic-properties draw:fill="solid" draw:fill-color="#edad0b"/>
      <style:paragraph-properties fo:text-align="center" style:writing-mode="lr-tb"/>
    </style:style>
    <style:style style:name="P6" style:family="paragraph">
      <loext:graphic-properties draw:fill="solid" draw:fill-color="#009f8c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HOSTLAB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NODIN Aurélie</text:p>
            <text:p>MIKIA Benidy</text:p>
            <text:p>NASR Amira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Fonctionnalité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éer un nouveau joueur</text:p>
              </text:list-item>
              <text:list-item>
                <text:p>Créer ou rejoindre une nouvelle partie</text:p>
              </text:list-item>
              <text:list-item>
                <text:p>Questionner le serveur sur une des parties</text:p>
              </text:list-item>
              <text:list-item>
                <text:p>Jouer en envoyant les instructions au serveur</text:p>
              </text:list-item>
              <text:list-item>
                <text:p>Mode Triche [on a pas réussi à l’implémenter du coup on l’a enlevé] : Un joueur a une aide en pl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Déroulement </text:p>
          </draw:text-box>
        </draw:frame>
        <draw:custom-shape draw:style-name="gr2" draw:text-style-name="P4" draw:layer="layout" svg:width="7.6cm" svg:height="6cm" svg:x="3.2cm" svg:y="6cm">
          <text:p text:style-name="P3">Utilisateur lambda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 text:style-name="P3">Client.c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7.304cm" svg:y="6cm">
          <text:p text:style-name="P3"><text:s text:c="8"/>PrincipalServ.java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ode Triche [ce qu’on a prévu]</text:p>
          </draw:text-box>
        </draw:frame>
        <draw:frame presentation:style-name="pr5" draw:text-style-name="P1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>Activable en écrivant NEWPC</text:p>
              </text:list-item>
              <text:list-item>
                <text:p>Un joueur tricheur est choisi aléatoirement </text:p>
              </text:list-item>
              <text:list-item>
                <text:p>Les autres joueurs peuvent trouver le tricheur</text:p>
              </text:list-item>
              <text:list-item>
                <text:p>Le tricheur perd ses points/4 si il est trouvé</text:p>
              </text:list-item>
              <text:list-item>
                <text:p>Celui qui trouve gagne les points du tricheur\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3" draw:layer="layout" svg:width="25.199cm" svg:height="12.429cm" svg:x="1.4cm" svg:y="1.571cm" presentation:class="title" presentation:user-transformed="true">
          <draw:text-box>
            <text:p text:style-name="P8">Passons à la Démo :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0T15:31:25.316146167</meta:creation-date>
    <meta:editing-duration>PT39M44S</meta:editing-duration>
    <meta:editing-cycles>7</meta:editing-cycles>
    <meta:generator>LibreOffice/6.0.7.3$Linux_X86_64 LibreOffice_project/00m0$Build-3</meta:generator>
    <dc:title>Classy Red</dc:title>
    <dc:date>2022-05-21T22:48:05.583803286</dc:date>
    <meta:document-statistic meta:object-count="58"/>
  </office:meta>
</office:document-meta>
</file>